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1.207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1.476cm"/>
    </style:style>
    <style:style style:name="gr3" style:family="graphic" style:parent-style-name="standard">
      <style:graphic-properties draw:textarea-horizontal-align="justify" draw:textarea-vertical-align="middle" draw:auto-grow-height="false" fo:min-height="0.559cm" fo:min-width="1.296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1.0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24cm"/>
    </style:style>
    <style:style style:name="gr7" style:family="graphic" style:parent-style-name="standard">
      <style:graphic-properties draw:stroke="none" svg:stroke-color="#000000" draw:fill="none" draw:fill-color="#ffffff" fo:min-height="1.69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textarea-horizontal-align="justify" draw:textarea-vertical-align="middle" draw:auto-grow-height="false" fo:min-height="0.559cm" fo:min-width="1.65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1.143cm" svg:x="7.223cm" svg:y="2.651cm">
          <text:p text:style-name="P1">已发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94cm" svg:height="1.27cm" svg:x="10.779cm" svg:y="8.112cm">
          <text:p text:style-name="P1">已匹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1.143cm" svg:x="6.969cm" svg:y="5.826cm">
          <text:p text:style-name="P1">未匹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59cm" svg:height="1.397cm" svg:x="4.81cm" svg:y="7.985cm">
          <text:p text:style-name="P1">已拒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1.143cm" svg:x="9.636cm" svg:y="10.906cm">
          <text:p text:style-name="P1">恋爱失败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2.413cm" svg:height="1.143cm" svg:x="13.573cm" svg:y="10.906cm">
          <text:p text:style-name="P1">恋爱成功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2" draw:layer="layout" svg:x1="8.493cm" svg:y1="3.794cm" svg:x2="8.239cm" svg:y2="5.953cm">
          <text:p/>
        </draw:line>
        <draw:line draw:style-name="gr5" draw:text-style-name="P2" draw:layer="layout" svg:x1="9.128cm" svg:y1="6.842cm" svg:x2="11.922cm" svg:y2="8.112cm">
          <text:p/>
        </draw:line>
        <draw:line draw:style-name="gr5" draw:text-style-name="P2" draw:layer="layout" svg:x1="7.223cm" svg:y1="6.715cm" svg:x2="5.953cm" svg:y2="7.985cm">
          <text:p/>
        </draw:line>
        <draw:line draw:style-name="gr5" draw:text-style-name="P2" draw:layer="layout" svg:x1="13.192cm" svg:y1="9.128cm" svg:x2="14.716cm" svg:y2="10.906cm">
          <text:p/>
        </draw:line>
        <draw:line draw:style-name="gr5" draw:text-style-name="P2" draw:layer="layout" svg:x1="11.16cm" svg:y1="9.128cm" svg:x2="10.906cm" svg:y2="10.906cm">
          <text:p/>
        </draw:line>
        <draw:custom-shape draw:style-name="gr4" draw:text-style-name="P1" draw:layer="layout" svg:width="2.159cm" svg:height="1.397cm" svg:x="4.048cm" svg:y="12.176cm">
          <text:p text:style-name="P1">推送失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17cm" svg:y1="11.795cm" svg:x2="6.207cm" svg:y2="12.938cm">
          <text:p/>
        </draw:line>
        <draw:line draw:style-name="gr5" draw:text-style-name="P2" draw:layer="layout" svg:x1="5.826cm" svg:y1="9.382cm" svg:x2="5.191cm" svg:y2="12.176cm">
          <text:p/>
        </draw:line>
        <draw:frame draw:style-name="gr6" draw:text-style-name="P3" draw:layer="layout" svg:width="2.54cm" svg:height="0.674cm" svg:x="9.382cm" svg:y="5.826cm">
          <draw:text-box>
            <text:p><text:span text:style-name="T1">一方发送请求</text:span></text:p>
          </draw:text-box>
        </draw:frame>
        <draw:frame draw:style-name="gr6" draw:text-style-name="P3" draw:layer="layout" svg:width="2.54cm" svg:height="0.674cm" svg:x="13.446cm" svg:y="8.239cm">
          <draw:text-box>
            <text:p><text:span text:style-name="T1">另一方接受请求</text:span></text:p>
          </draw:text-box>
        </draw:frame>
        <draw:frame draw:style-name="gr7" draw:text-style-name="P3" draw:layer="layout" svg:width="2.794cm" svg:height="1.943cm" svg:x="15.986cm" svg:y="11.121cm">
          <draw:text-box>
            <text:p><text:span text:style-name="T1">双方恋爱成功：</text:span><text:span text:style-name="T1">进行付款和关闭</text:span><text:span text:style-name="T1">客户的找对象功</text:span><text:span text:style-name="T1">能</text:span></text:p>
          </draw:text-box>
        </draw:frame>
        <draw:frame draw:style-name="gr6" draw:text-style-name="P3" draw:layer="layout" svg:width="2.54cm" svg:height="0.674cm" svg:x="9.636cm" svg:y="12.137cm">
          <draw:text-box>
            <text:p><text:span text:style-name="T1">双方恋爱失败</text:span></text:p>
          </draw:text-box>
        </draw:frame>
        <draw:frame draw:style-name="gr6" draw:text-style-name="P3" draw:layer="layout" svg:width="2.54cm" svg:height="0.674cm" svg:x="2.37cm" svg:y="8.439cm">
          <draw:text-box>
            <text:p><text:span text:style-name="T1">另一方拒绝请求</text:span></text:p>
          </draw:text-box>
        </draw:frame>
        <draw:frame draw:style-name="gr6" draw:text-style-name="P3" draw:layer="layout" svg:width="3.175cm" svg:height="0.674cm" svg:x="9.763cm" svg:y="2.778cm">
          <draw:text-box>
            <text:p><text:span text:style-name="T1">双方未发送匹配</text:span><text:span text:style-name="T1">请求</text:span></text:p>
          </draw:text-box>
        </draw:frame>
      </draw:page>
      <draw:page draw:name="page2" draw:style-name="dp1" draw:master-page-name="Default">
        <draw:frame draw:style-name="gr8" draw:text-style-name="P3" draw:layer="layout" svg:width="7.239cm" svg:height="1.191cm" svg:x="1.508cm" svg:y="1.381cm">
          <draw:text-box>
            <text:p>推送生命周期图</text:p>
          </draw:text-box>
        </draw:frame>
        <draw:custom-shape draw:style-name="gr9" draw:text-style-name="P1" draw:layer="layout" svg:width="3.048cm" svg:height="1.143cm" svg:x="7.731cm" svg:y="4.429cm">
          <text:p text:style-name="P1"><text:span text:style-name="T2">产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048cm" svg:height="1.143cm" svg:x="7.731cm" svg:y="6.588cm">
          <text:p text:style-name="P1"><text:span text:style-name="T2">产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6:22:46.352978823</meta:creation-date>
    <dc:date>2018-01-28T17:55:06.219988509</dc:date>
    <meta:editing-duration>PT1H42S</meta:editing-duration>
    <meta:editing-cycles>2</meta:editing-cycles>
    <meta:generator>LibreOffice/5.1.6.2$Linux_X86_64 LibreOffice_project/10m0$Build-2</meta:generator>
    <meta:document-statistic meta:object-count="23"/>
  </office:meta>
</office:document-meta>
</file>